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text-properties fo:hyphenate="true"/>
    </style:style>
    <style:style style:name="P4" style:parent-style-name="Normal" style:family="paragraph">
      <style:text-properties fo:hyphenate="true"/>
    </style:style>
    <style:style style:name="P5" style:parent-style-name="Normal" style:family="paragraph">
      <style:paragraph-properties fo:break-before="page"/>
      <style:text-properties fo:hyphenate="true"/>
    </style:style>
  </office:automatic-styles>
  <office:body>
    <office:text text:use-soft-page-breaks="true">
      <text:h text:style-name="P1" text:outline-level="1">Assembly Tutorial, Lesson 12:<text:s/>Interrupts</text:h>
      <text:p text:style-name="Normal">[Title Slide]</text:p>
      <text:p text:style-name="Normal">Hi, there! This is Matt Heffernan. Welcome back to my channel. This is the<text:s/>twefth episode of my tutorial series on Z80<text:s/>assembly 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how each instruction for the Z80 works.<text:s/>We have started looking into how the ZX Spectrum itself works, including the ROM routines and the graphics as controlled by Uncommitted Logic Array, or ULA chip. We have only worked with static graphics so far, and that’s because things get a bit more complicated when you deal with the timing of the<text:s/>video signal. Dynamic graphics require you to use interrupts to make sure that you are changing the contents of the display when it won’t cause issues like tearing. In fact, any kind of timing requires the use of interrupts, and in this lesson we will go over how to work with interrupts in detail.</text:p>
      <text:p text:style-name="Normal">[cut to slide 2 –<text:s/>A Tale of Two Interrupts]</text:p>
      <text:p text:style-name="Normal">The Z80, like the 6502, has two kinds of interrupts, each triggered by pulling a particular pin low during a rising edge of the CPU clock. [build] The INT pin will trigger a maskable interrupt, while [build] the NMI pin will trigger a non-maskable interrupt. The NMI has a higher priority, which means that an NMI can interrupt<text:s/>the handling of a maskable interrupt, but not vice versa.</text:p>
      <text:p text:style-name="Normal">[cut to slide 3 – interrupts on ZX Spectrum]</text:p>
      <text:p text:style-name="Normal">On the original ZX Spectrum, the only device in the system tied to the INT pin is the ULA, which will trigger an interrupt at the beginning of the video signal’s vertical blanking period. For a PAL TV, we are dealing with a 50Hz cycle, so we get a vertical blanking period before each interlaced field of each 25Hz frame. This period lasts the equivalent of 8 scan lines before Field 1, and 7 scan lines between Field 1 and Field 2. It is during this period where you can change the screen memory safely, and you won’t be in danger of tearing between the last frame and the current frame.<text:s/>This gives you no more than 512 microseconds to get these changes made. That may be plenty of time for a modern CPU, but for a 3.5 MHz Z80, that’s only 1,792 T-States, which could be as few as 100 instructions and no more than about 400.</text:p>
      <text:p text:style-name="Normal">As for the NMI, the original Spectrum simply ties the pin high through a resistor, which means NMIs won’t happen<text:s/>[build]<text:s/>unless you have a peripheral connected to the expansion port. Both the INT and NMI pins are routed there, so that device could cause its own interrupts, and if it triggers an NMI, the handler in the ROM at hex address<text:s/>$66 will run. Older Spectrum models will let an expansion device modify the memory map, so it could swap in its own ROM and run its own NMI routine.<text:s/>For this episode, however, we will only be dealing with maskable interrupts from the ULA, as that is the only interrupt you can expect every user to experience.</text:p>
      <text:p text:style-name="P2"/>
      <text:soft-page-break/>
      <text:p text:style-name="Normal">[cut to slide 4 – IM]</text:p>
      <text:p text:style-name="Normal">Now let’s go back to review the IM instruction, which sets the maskable interrupt mode. Interrupt Mode 0, as we’ve discussed before, is not supported by the ZX Spectrum. [build] But now we should qualify that by saying it requires an external device to support it through the expansion port, but that is not very common. Mode 0 mainly exists for backward compatibility with the Intel 8080, and is really only good for triggering Restart instructions, so we’re going to ignore that, as well.</text:p>
      <text:p text:style-name="Normal">At startup, the Sinclair BASIC ROM puts the Z80 into Interrupt Mode 1, which means that every blanking cycle will start with a call to the maskable interrupt routine in ROM at hex address<text:s/>$38. But that doesn’t do anything<text:s/>to help us with graphics, so for games, we’ll want to have a custom interrupt service routine.</text:p>
      <text:p text:style-name="Normal">This means using Interrupt Mode 2, with the IM 2 instruction. This will require us to build a jump table in RAM and setup the I register to use it. Where it goes in the jump table is a mystery, [build] because while the ULA triggers the interrupt, it only reads from the data bus, so the value on there is effectively random. We’ll see how to deal with that soon.</text:p>
      <text:p text:style-name="Normal">[cut to slide 5 – EI]</text:p>
      <text:p text:style-name="Normal">But first, let’s further review how to control interrupts. The EI instruction will enable maskable interrupts for the current mode, but only when an NMI isn’t being serviced. As that’s unlikely to happen at all, we’re not going to worry about that. And like we saw before, none of the CPU flags are affected, however that’s a bit misleading. There are a couple of flip-flops in the Z80 that act like additional flags outside of the F register.<text:s/>An EI works by setting both IFF1 and IFF2 to enabled. It’s IFF1 in particular that enables maskable interrupts, and that will be automatically reset whenever an NMI is triggered, which is how the interrupt priority is enforced by the Z80. IFF2 acts as a backup so that when an NMI routine returns with RETN, IFF1 will<text:s/>be restored to the state of IFF2, re-enabling maskable interrupts if they were enabled before.<text:s/>But an NMI can disable future maskable interrupts with a DI, and then the old state will not be restored.</text:p>
      <text:p text:style-name="Normal">[cut to slide 6 – DI]</text:p>
      <text:p text:style-name="Normal">This is because DI, beyond what we discussed before [build] resets both IFF1 and IFF2. This means that any DI must be followed<text:s/>by an<text:s/>EI before any maskable interrupts can happen again, even if it was done during an interrupt. You don’t need to do a DI during any interrupt to prevent further maskable interrupts before the current routine is done. When a maskable interrupt is triggered, it acts the same as a DI, with both IFF1 and IFF2 getting reset, so doing another is just redundant. This also means that interrupts need to be re-enabled<text:s/>with an EI<text:s/>before you return from the interrupt handler<text:s/>if you want the next maskable interrupt to get handled automatically.</text:p>
      <text:p text:style-name="Normal">[cut to slide 7 – map]</text:p>
      <text:p text:style-name="Normal">To finish this review, let’s look one more time at the 48k Spectrum memory map. Interrupt service routines need to be in a place that can contain code, obviously, [build] and in the case of IM 1, that means the routine needs to start at hex 38, placing it in ROM. So we can’t change that, and unlike other systems, there’s no RAM vector that we can overwrite to redirect away from the default ROM routine – doing something different for IM 1 requires a change in hardware, like attaching a device to the expansion port. So generally, if we want a custom handler loaded into RAM, [build] we need to use IM 2, which could have<text:s/>its handler anywhere in memory, but the jump table needs to take up a whole 256-byte page of memory, plus the first byte of the following page. And since nowhere in ROM has such a jump table, we need to place it in RAM, and it has to not interfere with things like screen memory, or BASIC variables if you’re using the ROM. And you can’t place it at the very end of RAM, because you need to end the table on the first byte of a page of RAM and not roll over to the beginning of ROM at address zero.</text:p>
      <text:p text:style-name="P3"/>
      <text:soft-page-break/>
      <text:p text:style-name="Normal">[cut to slide 8 – IM 1 ISR]</text:p>
      <text:p text:style-name="Normal">Speaking of ROM, let’s take a look at the maskable interrupt routine for IM 1 at hex address $38. It nicely preserves AF, HL, BC and DE on the stack, but not the alternate registers. It then increments a 24-bit frame counter at hex $5C78, so every 20 milliseconds it ticks up until it rolls over. A 24-bit counter means that it will run for over 93 hours until that happens, so it’s fairly safe to assume that<text:s/>you won’t see it happen during the run time of your program. Then it scans the keyboard by calling the ROM routine at hex $02BF, which will place the code for a new key press in the LAST-K variable at hex $5C08, and handle repeats for keys that are held down. Then it restores the registers from the stack, re-enables interrupts like it should, and then returns with an unconditional RET instruction. It does not use the RETI instruction as it assumes that the device requesting the interrupt is the ULA, and it doesn’t expect any signaling back after the interrupt handling is done. For your own routine, you can make the same assumption, and just end it with the same EI, RET combo.</text:p>
      <text:p text:style-name="Normal">[cut to slide 9 – IM 2]</text:p>
      <text:p text:style-name="Normal">But before you can run your own routine, you need to set up a jump table for IM 2.<text:s/>That means loading the<text:s/>page containing the first 256 bytes of the table into the I register. The vector that will be called will be at an offset into that table based on the current value on the data bus. Like we saw earlier, that value is effectively random because the ULA doesn’t write to the data bus, so we need to make sure that each entry within the table is exactly the same, with 256 entries across 257 bytes. That last byte is the first byte of the next page, which will be used as the second byte of the vector address if the offset was 255<text:s/>and the last byte of the previous page is where the vector begins. Being random, we have no way of knowing if the offset will be even or odd, so the only viable solution is to make the vector have the same byte for both bytes so that it doesn’t matter what offset you start at. The least intrusive place to put the table, then, is on the second-to-last page in RAM, hex $FE. This means we load $FE into I, and then fill every byte from $FE00 to $FF00 with the same value. The least intrusive value would be $FD, so that no matter where you jump from, you always get hex $FDFD for your vector, and that will be tucked neatly behind jump table. You only have three bytes, but that’s all you need to have an unconditional Jump opcode and an arbitrary address for the actual routine, which can now be anywhere in memory, even back at hex $38 in ROM if you want to take the long way back to IM 1. But obviously, you only go through this effort to place a RAM address there, and you can determine that address programmatically, or just by using the label for your routine in your assembly code and let the assembler figure out what to put there. This arrangement means that you now have all of RAM up through hex address $FDFC for your code, and all that you end up wasting is the 87 bytes between the end of your jump table and the beginning of the UDG character<text:s/>tiles. And you can always use that space for extra data, if you really needed it.</text:p>
      <text:p text:style-name="Normal">[cut to slide 10 – Example]</text:p>
      <text:p text:style-name="Normal">Let’s see a concrete example of this now, where we can use an IM 2 interrupt to move a virtual sprite across the screen in response to the keyboard. We’ll just make it a little ball, and have it use the X and Z keys to move right and left, respectively. Simple enough concept, so let’s go right to the code.</text:p>
      <text:p text:style-name="P4">[cut to Atom,<text:s/>irq.asm zoomed to 26 lines]</text:p>
      <text:p text:style-name="Normal">As usual, we start our assembly code file by specifying the 48k Spectrum as our target machine and beginning our code at hex 8000.<text:s/></text:p>
      <text:p text:style-name="Normal"/>
      <text:p text:style-name="P5"/>
      <text:soft-page-break/>
      <text:p text:style-name="Normal">[switch to build.sh tab]</text:p>
      <text:p text:style-name="Normal">We<text:s/>simply<text:s/>call sjasmplus with the --lst option to generate a machine code listing and<text:s/>then pass it the name of our assembly file,<text:s/>irq.asm. Now let’s go to the terminal and run it.</text:p>
      <text:p text:style-name="Normal">[cut to terminal]</text:p>
      <text:p text:style-name="Normal">We run build.sh… and then do a directory listing and see that the<text:s/>irq.sna snapshot file is there. So let’s load it into the emulator.</text:p>
      <text:p text:style-name="Normal">[cut to emulator]</text:p>
      <text:p text:style-name="Normal">We’re using Fuse again, so we hit F3 and select<text:s/>irq.sna and let it run.<text:s/></text:p>
      <text:p text:style-name="Normal">[start loading patreon.szx]</text:p>
      <text:p text:style-name="Normal">In the linked GitHub repo you’ll find not only this code, but all of the code examples for each lesson and all of the slides presented in this series. In the README, you’ll also<text:s/>find links to some additional materials that can help explain what’s going on and 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2-05-24T15:05:00Z</meta:creation-date>
    <dc:date>2022-05-24T21:21:00Z</dc:date>
    <meta:print-date>2022-04-10T00:10:00Z</meta:print-date>
    <meta:template xlink:href="Normal.dotm" xlink:type="simple"/>
    <meta:editing-cycles>6</meta:editing-cycles>
    <meta:editing-duration>PT20580S</meta:editing-duration>
    <meta:document-statistic meta:page-count="4" meta:paragraph-count="24" meta:word-count="1827" meta:character-count="12220" meta:row-count="86" meta:non-whitespace-character-count="10417"/>
  </office:meta>
</office:document-meta>
</file>